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47416612" text:style-name="L1">
        <text:list-item>
          <text:p text:style-name="P2">Principaux apport du papier</text:p>
        </text:list-item>
      </text:list>
      <text:p text:style-name="P1"/>
      <text:p text:style-name="P3">Algorithmes de programmation dynamique le plus grand motif qui nous interesse</text:p>
      <text:p text:style-name="P3"/>
      <text:list xml:id="list1320565660" text:continue-numbering="true" text:style-name="L1">
        <text:list-item>
          <text:p text:style-name="P2">Fils conducteur</text:p>
        </text:list-item>
      </text:list>
      <text:p text:style-name="P1"/>
      <text:p text:style-name="P3">Trouver la plus grande sous-structures commune entre deux arbres.</text:p>
      <text:p text:style-name="P3"/>
      <text:list xml:id="list525536895" text:continue-numbering="true" text:style-name="L1">
        <text:list-item>
          <text:p text:style-name="P2">Approche</text:p>
        </text:list-item>
      </text:list>
      <text:p text:style-name="P1"/>
      <text:p text:style-name="P3">L'approche considère une sous-structures commune entre deux ...</text:p>
      <text:p text:style-name="P3">Étant donnée deux arbres T1, T2 et un entier d, le problème de consensus similaire est de trouver une sous-structures U1 de T1 et une sous-structure U2 de T2 tel que U1 est à une distance d de U2 et qu'il n'existe pas de sous-structure V1 de T1 et V2 de T2 tel que V1 et V2 satisfait la contrainte de <text:s/>distance et que la somme de la taille de V1 et V2 est meilleur que la somme de la taille de U1 et U2. </text:p>
      <text:p text:style-name="P3"/>
      <text:p text:style-name="P3"/>
      <text:p text:style-name="P3">Quatre mesures de distance entre deux arbres :</text:p>
      <text:list xml:id="list833560930" text:style-name="L2">
        <text:list-item>
          <text:p text:style-name="P4">Distance de modification : coût minimum de transformation d'un arbre T1 vers T2</text:p>
        </text:list-item>
        <text:list-item>
          <text:p text:style-name="P4">Distance de l'alignement : coût minimum d'insertion pour que T1 et T2 ai une topologie <text:s/>isomorphisme </text:p>
        </text:list-item>
        <text:list-item>
          <text:p text:style-name="P4">Distance d'isolation de sous-arbre : obtenu en imposant une contrainte de mapping que deux sous-arbre arbre disjoint de T1 doivent être mapper avec deux sous-arbre disjoint de T2.</text:p>
        </text:list-item>
        <text:list-item>
          <text:p text:style-name="P4">Distance descendance : ...</text:p>
        </text:list-item>
      </text:list>
      <text:p text:style-name="P3"/>
      <text:p text:style-name="P3"/>
      <text:p text:style-name="P3"/>
      <text:p text:style-name="P1"/>
      <text:p text:style-name="P1"/>
      <text:list xml:id="list1706865582" text:continue-list="list525536895" text:style-name="L1">
        <text:list-item>
          <text:p text:style-name="P2">Résultat</text:p>
        </text:list-item>
      </text:list>
      <text:p text:style-name="P1"/>
      <text:p text:style-name="P3">L'algorithme basé sur isolated-subtree distance est efficace quand la distance autorisé entre les sous-structures commune est une constante indépendante des arbres en entrée.</text:p>
      <text:p text:style-name="P3"><text:s/></text:p>
      <text:list xml:id="list1863365930" text:continue-numbering="true" text:style-name="L1">
        <text:list-item>
          <text:p text:style-name="P2">Intérêt au regard de notre suj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5T11:13:32</meta:creation-date>
    <meta:generator>LibreOffice/3.5$Linux_x86 LibreOffice_project/350m1$Build-2</meta:generator>
    <dc:date>2014-02-18T19:19:30</dc:date>
    <dc:creator>Asus </dc:creator>
    <meta:editing-duration>PT4H11M32S</meta:editing-duration>
    <meta:editing-cycles>17</meta:editing-cycles>
    <meta:document-statistic meta:table-count="0" meta:image-count="0" meta:object-count="0" meta:page-count="1" meta:paragraph-count="16" meta:word-count="228" meta:character-count="1319" meta:non-whitespace-character-count="1110"/>
  </office:meta>
</office:document-meta>
</file>